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2" svg:font-family="'DejaVu Sans'"/>
    <style:font-face style:name="Franklin Gothic Medium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draw:fill="none" fo:min-height="11.206cm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none" draw:fill="none" fo:min-height="8.344cm"/>
    </style:style>
    <style:style style:name="gr9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7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8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1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3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7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8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9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6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3cm" text:min-label-width="0.632cm"/>
        <style:text-properties style:font-name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</text:span><text:span text:style-name="T1">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</text:span><text:span text:style-name="T2">BASED </text:span></text:p>
            <text:p text:style-name="P3"><text:span text:style-name="T2">INFORMA</text:span><text:span text:style-name="T2">TION </text:span><text:span text:style-name="T2">RETRIEVA</text:span><text:span text:style-name="T2">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</text:span><text:span text:style-name="T3">Gambiglia</text:span><text:span text:style-name="T3">ni ZOCCOLI</text:span></text:p>
            <text:p text:style-name="P5"><text:span text:style-name="T3">Helmi </text:span><text:span text:style-name="T3">ANDREA</text:span></text:p>
            <text:p text:style-name="P5"><text:span text:style-name="T3">Rausa </text:span><text:span text:style-name="T3">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</text:span><text:span text:style-name="T5">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</text:span><text:span text:style-name="T5">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</text:span><text:span text:style-name="T6">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</text:span><text:span text:style-name="T8">one di un </text:span><text:span text:style-name="T8">sistema </text:span><text:span text:style-name="T8">di </text:span><text:span text:style-name="T8">informati</text:span><text:span text:style-name="T8">on </text:span><text:span text:style-name="T8">retrieval </text:span><text:span text:style-name="T8">utilizzand</text:span><text:span text:style-name="T8">o i </text:span><text:span text:style-name="T8">documen</text:span><text:span text:style-name="T8">ti forniti </text:span><text:span text:style-name="T8">da TREC </text:span><text:span text:style-name="T8">Precision </text:span><text:span text:style-name="T8">Medicine.</text:span></text:p>
            <text:p text:style-name="P16"><text:span text:style-name="T8"/></text:p>
            <text:p text:style-name="P16"><text:span text:style-name="T8">Più di un </text:span><text:span text:style-name="T8">1 </text:span><text:span text:style-name="T8">miliardo </text:span><text:span text:style-name="T8">di </text:span><text:span text:style-name="T8">documen</text:span><text:span text:style-name="T8">ti </text:span><text:span text:style-name="T8">disponibil</text:span><text:span text:style-name="T8">i in </text:span><text:span text:style-name="T8">formato </text:span><text:span text:style-name="T8">nxml.</text:span></text:p>
            <text:p text:style-name="P16"><text:span text:style-name="T8"/></text:p>
            <text:p text:style-name="P16"><text:span text:style-name="T8">30 query </text:span><text:span text:style-name="T8">con </text:span><text:span text:style-name="T8">relativi </text:span><text:span text:style-name="T8">documen</text:span><text:span text:style-name="T8">ti rilevanti </text:span><text:span text:style-name="T8">per </text:span><text:span text:style-name="T8">effettuar</text:span><text:span text:style-name="T8">e dei </text:span><text:span text:style-name="T8">benchma</text:span><text:span text:style-name="T8">rk.</text:span></text:p>
            <text:p text:style-name="P16"><text:span text:style-name="T8"/></text:p>
            <text:p text:style-name="P16"><text:span text:style-name="T8">Sviluppat</text:span><text:span text:style-name="T8">o in </text:span><text:span text:style-name="T8">python </text:span><text:span text:style-name="T8">con il </text:span><text:span text:style-name="T8">supporto </text:span><text:span text:style-name="T8">delle </text:span><text:span text:style-name="T8">librerie </text:span><text:span text:style-name="T8">Whoosh </text:span><text:span text:style-name="T8">e NLTK.</text:span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SmartArt" draw:style-name="dp1" draw:master-page-name="Due_20_contenuti" presentation:presentation-page-layout-name="AL3T3" xml:id="id5" draw:id="id5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</text:span><text:span text:style-name="T5">informa</text:span><text:span text:style-name="T5">tion </text:span><text:span text:style-name="T5">retreiva</text:span><text:span text:style-name="T5">l: come </text:span><text:span text:style-name="T5">funzion</text:span><text:span text:style-name="T5">a?</text:span></text:p>
          </draw:text-box>
        </draw:frame>
        <draw:frame draw:name="Segnaposto contenuto 2" presentation:style-name="pr17" draw:text-style-name="P20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</text:span><text:span text:style-name="T6">riempiti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Indicizz</text:span><text:span text:style-name="T5">azion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5" presentation:class="page"/>
          <draw:frame draw:name="Segnaposto note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6" draw:style-name="dp1" draw:master-page-name="Confronto" xml:id="id6" draw:id="id6">
        <office:forms form:automatic-focus="false" form:apply-design-mode="false"/>
        <draw:frame draw:name="Segnaposto testo 7" presentation:style-name="pr20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1" draw:text-style-name="P27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2" draw:text-style-name="P28" draw:layer="layout" svg:width="29.6cm" svg:height="8.6cm" svg:x="2.2cm" svg:y="4.8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</text:span><text:span text:style-name="T10">filtro e 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</text:span><text:span text:style-name="T10">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5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6" draw:text-style-name="P27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8" draw:text-style-name="P29" draw:layer="layout" svg:width="30.432cm" svg:height="8.594cm" svg:x="1.768cm" svg:y="4.406cm">
          <draw:text-box>
            <text:p/>
          </draw:text-box>
        </draw:frame>
        <draw:frame draw:name="Segnaposto contenuto 9" presentation:style-name="pr27" draw:text-style-name="P30" draw:layer="layout" svg:width="29.6cm" svg:height="8.6cm" svg:x="2.2cm" svg:y="5.606cm" presentation:class="outline" presentation:user-transformed="true">
          <draw:text-box>
            <text:list text:style-name="L5">
              <text:list-header>
                <text:p text:style-name="P16"><text:span text:style-name="T11">L’analyzer utilizzato sia in fase di indicizzazione che in fase di ricerca è lo </text:span><text:span text:style-name="T11">Standard Analyzer.</text:span></text:p>
                <text:p text:style-name="P16"><text:span text:style-name="T11">Il Tokenizer è quello associato all’analyzer di default.</text:span></text:p>
                <text:p text:style-name="P16"><text:span text:style-name="T11">Inoltre sono stati integrati uno StopFilter(customizzato con una lista di </text:span><text:span text:style-name="T11">stopwords molto più ampia di quella predefinita) e un porterStemFilter per lo </text:span><text:span text:style-name="T11">stemming.</text:span><text:span text:style-name="T11"><text:line-break/></text:span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8" draw:id="id8">
        <office:forms form:automatic-focus="false" form:apply-design-mode="false"/>
        <draw:frame draw:name="Segnaposto testo 7" presentation:style-name="pr29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0" draw:text-style-name="P27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1"><text:span text:style-name="T6"/></text:p>
              </text:list-header>
              <text:list-item>
                <text:p text:style-name="P31"><text:span text:style-name="T6">CONTENTS (</text:span><text:span text:style-name="T12">I dati su cui avviene la ricerca </text:span></text:p>
                <text:p text:style-name="P31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1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1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3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3" draw:text-style-name="P27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</text:span><text:span text:style-name="T6">fase 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</text:span><text:span text:style-name="T6">puntatore 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5" draw:text-style-name="P32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6" draw:text-style-name="P27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</text:span><text:span text:style-name="T6">attraverso la funzione:</text:span></text:p>
                <text:p text:style-name="P16"><text:span text:style-name="T6"/></text:p>
                <text:list>
                  <text:list-header>
                    <text:p text:style-name="P33"><text:span text:style-name="T14">“</text:span><text:span text:style-name="T14">indexWriterConfig.setSimilarity(SIMILARITY);”</text:span></text:p>
                    <text:p text:style-name="P34"><text:span text:style-name="T14"/></text:p>
                    <text:p text:style-name="P33"><text:span text:style-name="T6">Modelli proposti:</text:span></text:p>
                  </text:list-header>
                  <text:list-item>
                    <text:p text:style-name="P33"><text:span text:style-name="T6">Probabilistic Model</text:span></text:p>
                  </text:list-item>
                  <text:list-item>
                    <text:p text:style-name="P33"><text:span text:style-name="T6">Vector Space Model</text:span></text:p>
                  </text:list-item>
                  <text:list-item>
                    <text:p text:style-name="P33"><text:span text:style-name="T6">Boolean Model</text:span></text:p>
                  </text:list-item>
                  <text:list-item>
                    <text:p text:style-name="P33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Due_20_contenuti" presentation:presentation-page-layout-name="AL3T3" xml:id="id11" draw:id="id11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</text:span><text:span text:style-name="T5">informa</text:span><text:span text:style-name="T5">tion </text:span><text:span text:style-name="T5">retreiva</text:span><text:span text:style-name="T5">l: come </text:span><text:span text:style-name="T5">funzion</text:span><text:span text:style-name="T5">a?</text:span></text:p>
          </draw:text-box>
        </draw:frame>
        <draw:frame draw:name="Segnaposto contenuto 2" presentation:style-name="pr17" draw:text-style-name="P35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Ricerca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0" draw:text-style-name="P27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utilizza nativamente le wildcard queries, quindi supporta caratteri come “*” e “?” direttamente in fase di ricerca.<text:line-break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3" draw:text-style-name="P27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Scelta della query</text:span></text:p>
              </text:list-item>
            </text:list>
          </draw:text-box>
        </draw:frame>
        <draw:frame draw:name="Segnaposto contenuto 9" presentation:style-name="pr46" draw:text-style-name="P27" draw:layer="layout" svg:width="31.2cm" svg:height="13.2cm" svg:x="2.2cm" svg:y="4.8cm" presentation:class="outline" presentation:user-transformed="true">
          <draw:text-box>
            <text:list text:style-name="L6">
              <text:list-header>
                <text:p>Query scelta: “...”</text:p>
                <text:p/>
                <text:p/>
              </text:list-header>
            </text:list>
          </draw:text-box>
        </draw:frame>
        <draw:frame draw:name="Segnaposto contenuto 9" presentation:style-name="pr47" draw:text-style-name="P27" draw:layer="layout" svg:width="32.458cm" svg:height="4cm" svg:x="1.4cm" svg:y="13.6cm" presentation:class="outline" presentation:user-transformed="true">
          <draw:text-box>
            <text:list text:style-name="L6">
              <text:list-header>
                <text:p>La query è stata parsata nello stesso modo in cui sono stati parsati i documenti prima dell’indicizzazione.</text:p>
                <text:p/>
                <text:p/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5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Probabilistic model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office:forms form:automatic-focus="false" form:apply-design-mode="false"/>
        <draw:frame draw:name="Segnaposto testo 7" presentation:style-name="pr53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oolean model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Fuzzy model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5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9" draw:text-style-name="P36" draw:layer="layout" svg:width="29.214cm" svg:height="1.674cm" svg:x="3.386cm" svg:y="5cm">
          <draw:text-box>
            <text:p>È data dalla Precision ad R (P @R), dove R è il numero di documenti pertinenti per quell’interrogazione nella collezione.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2" svg:font-family="'DejaVu Sans'"/>
    <style:font-face style:name="Franklin Gothic Medium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</text:span><text:span text:style-name="MT2">clic </text:span><text:span text:style-name="MT2">per </text:span><text:span text:style-name="MT2">modi</text:span><text:span text:style-name="MT2">ficar</text:span><text:span text:style-name="MT2">e lo </text:span><text:span text:style-name="MT2">stile </text:span><text:span text:style-name="MT2">del </text:span><text:span text:style-name="MT2">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</text:span><text:span text:style-name="MT4">per </text:span><text:span text:style-name="MT4">modific</text:span><text:span text:style-name="MT4">are lo </text:span><text:span text:style-name="MT4">stile del </text:span><text:span text:style-name="MT4">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</text:span><text:span text:style-name="MT4">per </text:span><text:span text:style-name="MT4">modific</text:span><text:span text:style-name="MT4">are lo </text:span><text:span text:style-name="MT4">stile del </text:span><text:span text:style-name="MT4">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</text:span><text:span text:style-name="MT2">clic </text:span><text:span text:style-name="MT2">per </text:span><text:span text:style-name="MT2">modi</text:span><text:span text:style-name="MT2">ficar</text:span><text:span text:style-name="MT2">e lo </text:span><text:span text:style-name="MT2">stile </text:span><text:span text:style-name="MT2">del </text:span><text:span text:style-name="MT2">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</text:span><text:span text:style-name="MT4">per </text:span><text:span text:style-name="MT4">modific</text:span><text:span text:style-name="MT4">are lo </text:span><text:span text:style-name="MT4">stile del </text:span><text:span text:style-name="MT4">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</text:span><text:span text:style-name="MT4">per </text:span><text:span text:style-name="MT4">modific</text:span><text:span text:style-name="MT4">are lo </text:span><text:span text:style-name="MT4">stile del </text:span><text:span text:style-name="MT4">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</text:span><text:span text:style-name="MT8">clic per </text:span><text:span text:style-name="MT8">modific</text:span><text:span text:style-name="MT8">are lo </text:span><text:span text:style-name="MT8">stile </text:span><text:span text:style-name="MT8">del </text:span><text:span text:style-name="MT8">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</text:span><text:span text:style-name="MT8">clic per </text:span><text:span text:style-name="MT8">modific</text:span><text:span text:style-name="MT8">are lo </text:span><text:span text:style-name="MT8">stile </text:span><text:span text:style-name="MT8">del </text:span><text:span text:style-name="MT8">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0T11:12:09.482588375</dc:date>
    <meta:editing-duration>PT4H20M18S</meta:editing-duration>
    <meta:generator>LibreOffice/5.2.7.2$Linux_X86_64 LibreOffice_project/20m0$Build-2</meta:generator>
    <meta:editing-cycles>15</meta:editing-cycles>
    <meta:document-statistic meta:object-count="275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